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36">
      <style:text-properties fo:font-size="11pt" style:font-size-asian="11pt" style:font-size-complex="11pt"/>
    </style:style>
    <style:style style:name="ce5" style:family="table-cell" style:parent-style-name="Default" style:data-style-name="N4">
      <style:text-properties fo:font-size="11pt" style:font-size-asian="11pt" style:font-size-complex="11pt"/>
    </style:style>
    <style:style style:name="ce6" style:family="table-cell" style:parent-style-name="Default" style:data-style-name="N37">
      <style:text-properties fo:font-size="11pt" style:font-size-asian="11pt" style:font-size-complex="11pt"/>
    </style:style>
    <style:style style:name="ce7" style:family="table-cell" style:parent-style-name="Default" style:data-style-name="N38">
      <style:text-properties fo:font-size="11pt" style:font-size-asian="11pt" style:font-size-complex="11pt"/>
    </style:style>
    <style:style style:name="ce8" style:family="table-cell" style:parent-style-name="Default" style:data-style-name="N39">
      <style:text-properties fo:font-size="11pt" style:font-size-asian="11pt" style:font-size-complex="11p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Weekly Transfer Worksheet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note: gnucash will use the price database in preference to the price listed on the import splits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Therefore, we should update the database with these usd/eur rates before importing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3">
            <text:p>save as weeklyTransfers.csv for further processing</text:p>
          </table:table-cell>
          <table:table-cell table:number-columns-repeated="2" table:style-name="ce3"/>
          <table:table-cell table:number-columns-repeated="9" table:style-name="ce2"/>
          <table:table-cell table:number-columns-repeated="16372"/>
        </table:table-row>
        <table:table-row table:style-name="ro1">
          <table:table-cell table:number-columns-repeated="12" table:style-name="ce2"/>
          <table:table-cell table:number-columns-repeated="16372"/>
        </table:table-row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From PP USD</text:p>
          </table:table-cell>
          <table:table-cell office:value-type="string" table:style-name="ce2">
            <text:p>To PP EUR</text:p>
          </table:table-cell>
          <table:table-cell office:value-type="string" table:style-name="ce2">
            <text:p>To BNP</text:p>
          </table:table-cell>
          <table:table-cell office:value-type="string" table:style-name="ce2">
            <text:p>Rate1 (E/$)</text:p>
          </table:table-cell>
          <table:table-cell office:value-type="string" table:style-name="ce2">
            <text:p>Rate2 ($/E)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09-01T00:00:00" table:style-name="ce4">
            <text:p>2025-09-01</text:p>
          </table:table-cell>
          <table:table-cell office:value-type="float" office:value="239.09" table:style-name="ce5">
            <text:p>239.09</text:p>
          </table:table-cell>
          <table:table-cell office:value-type="float" office:value="198.04" table:style-name="ce5">
            <text:p>198.04</text:p>
          </table:table-cell>
          <table:table-cell office:value-type="float" office:value="11.43" table:style-name="ce5">
            <text:p>11.43</text:p>
          </table:table-cell>
          <table:table-cell office:value-type="float" office:value="0.82830733196704165" table:formula="of:=[.C7]/[.B7]" table:style-name="ce6">
            <text:p>0.828307331967</text:p>
          </table:table-cell>
          <table:table-cell office:value-type="float" office:value="1.2072813573015553" table:formula="of:=[.B7]/[.C7]" table:style-name="ce7">
            <text:p>1.2073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09-08T00:00:00" table:style-name="ce4">
            <text:p>2025-09-08</text:p>
          </table:table-cell>
          <table:table-cell office:value-type="float" office:value="1098.01" table:style-name="ce1">
            <text:p>1098.01</text:p>
          </table:table-cell>
          <table:table-cell office:value-type="float" office:value="905.45" table:style-name="ce1">
            <text:p>905.45</text:p>
          </table:table-cell>
          <table:table-cell office:value-type="float" office:value="905.45" table:style-name="ce1">
            <text:p>905.45</text:p>
          </table:table-cell>
          <table:table-cell office:value-type="float" office:value="0.824628191000082" table:formula="of:=[.C8]/[.B8]" table:style-name="ce6">
            <text:p>0.824628191000</text:p>
          </table:table-cell>
          <table:table-cell office:value-type="float" office:value="1.2126677342757743" table:formula="of:=[.B8]/[.C8]" table:style-name="ce7">
            <text:p>1.2127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09-15T00:00:00" table:style-name="ce4">
            <text:p>2025-09-15</text:p>
          </table:table-cell>
          <table:table-cell office:value-type="float" office:value="960.52" table:style-name="ce5">
            <text:p>960.52</text:p>
          </table:table-cell>
          <table:table-cell office:value-type="float" office:value="792.88" table:style-name="ce5">
            <text:p>792.88</text:p>
          </table:table-cell>
          <table:table-cell office:value-type="float" office:value="797.36" table:style-name="ce5">
            <text:p>797.36</text:p>
          </table:table-cell>
          <table:table-cell office:value-type="float" office:value="0.82546953733394413" table:formula="of:=[.C9]/[.B9]" table:style-name="ce8">
            <text:p>0.8254695373339</text:p>
          </table:table-cell>
          <table:table-cell office:value-type="float" office:value="1.2114317425083241" table:formula="of:=[.B9]/[.C9]" table:style-name="ce7">
            <text:p>1.2114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09-22T00:00:00" table:style-name="ce4">
            <text:p>2025-09-22</text:p>
          </table:table-cell>
          <table:table-cell office:value-type="float" office:value="1356.67" table:style-name="ce5">
            <text:p>1,356.67</text:p>
          </table:table-cell>
          <table:table-cell office:value-type="float" office:value="1115.81" table:style-name="ce5">
            <text:p>1,115.81</text:p>
          </table:table-cell>
          <table:table-cell office:value-type="float" office:value="1125.1199999999999" table:style-name="ce5">
            <text:p>1,125.12</text:p>
          </table:table-cell>
          <table:table-cell office:value-type="float" office:value="0.82246235267235213" table:formula="of:=[.C10]/[.B10]" table:style-name="ce6">
            <text:p>0.822462352672</text:p>
          </table:table-cell>
          <table:table-cell office:value-type="float" office:value="1.2158611233095242" table:formula="of:=[.B10]/[.C10]" table:style-name="ce7">
            <text:p>1.2159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date" office:date-value="2025-09-29T00:00:00" table:style-name="ce4">
            <text:p>2025-09-29</text:p>
          </table:table-cell>
          <table:table-cell office:value-type="float" office:value="938.93" table:style-name="ce5">
            <text:p>938.93</text:p>
          </table:table-cell>
          <table:table-cell office:value-type="float" office:value="777.91" table:style-name="ce5">
            <text:p>777.91</text:p>
          </table:table-cell>
          <table:table-cell office:value-type="float" office:value="847.91" table:style-name="ce5">
            <text:p>847.91</text:p>
          </table:table-cell>
          <table:table-cell office:value-type="float" office:value="0.82850691744858507" table:formula="of:=[.C11]/[.B11]" table:style-name="ce6">
            <text:p>0.828506917449</text:p>
          </table:table-cell>
          <table:table-cell office:value-type="float" office:value="1.2069905258963118" table:formula="of:=[.B11]/[.C11]" table:style-name="ce7">
            <text:p>1.2070</text:p>
          </table:table-cell>
          <table:table-cell table:number-columns-repeated="16378" table:style-name="ce1"/>
        </table:table-row>
        <table:table-row table:style-name="ro1">
          <table:table-cell table:style-name="ce4"/>
          <table:table-cell table:number-columns-repeated="11" table:style-name="ce2"/>
          <table:table-cell table:number-columns-repeated="16372"/>
        </table:table-row>
        <table:table-row table:number-rows-repeated="34" table:style-name="ro1">
          <table:table-cell table:number-columns-repeated="12" table:style-name="ce2"/>
          <table:table-cell table:number-columns-repeated="16372"/>
        </table:table-row>
        <table:table-row table:number-rows-repeated="1048529" table:style-name="ro1">
          <table:table-cell table:number-columns-repeated="16384"/>
        </table:table-row>
        <table:table-row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">
      <number:number number:decimal-places="12" number:min-decimal-places="12" number:min-integer-digits="1" number:grouping="true"/>
    </number:number-style>
    <number:number-style style:name="N38">
      <number:number number:decimal-places="4" number:min-decimal-places="4" number:min-integer-digits="1" number:grouping="true"/>
    </number:number-style>
    <number:number-style style:name="N39">
      <number:number number:decimal-places="13" number:min-decimal-places="13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Turan Furkan Topak</dc:creator>
    <meta:creation-date>2025-02-06T10:04:39Z</meta:creation-date>
    <dc:date>2025-10-04T22:03:55Z</dc:date>
    <meta:editing-cycles>15</meta:editing-cycles>
    <meta:editing-duration>PT4038S</meta:editing-duration>
  </office:meta>
</office:document-meta>
</file>